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8.202cm" style:rel-column-width="35340*"/>
    </style:style>
    <style:style style:name="Tableau1.B" style:family="table-column">
      <style:table-column-properties style:column-width="7.008cm" style:rel-column-width="30195*"/>
    </style:style>
    <style:style style:name="Tableau1.1" style:family="table-row">
      <style:table-row-properties style:min-row-height="3.519cm" style:keep-together="true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style:letter-kerning="true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style:text-autospace="none">
        <style:tab-stops>
          <style:tab-stop style:position="9.252cm"/>
        </style:tab-stops>
      </style:paragraph-properties>
    </style:style>
    <style:style style:name="P12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0pt" fo:language="fr" fo:country="FR" style:letter-kerning="true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</style:style>
    <style:style style:name="P17" style:family="paragraph" style:parent-style-name="Standard">
      <style:paragraph-properties fo:margin-left="7.938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Times New Roman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8.229cm" fo:margin-right="0cm" fo:text-align="center" style:justify-single-word="false" fo:text-indent="0cm" style:auto-text-indent="false" style:text-autospace="none"/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8.229cm" fo:margin-right="0cm" fo:margin-top="0.176cm" fo:margin-bottom="0cm" fo:text-align="center" style:justify-single-word="false" fo:text-indent="0cm" style:auto-text-indent="false" style:text-autospace="none"/>
    </style:style>
    <style:style style:name="P21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tyle="normal" fo:font-weight="normal"/>
    </style:style>
    <style:style style:name="P22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P23" style:family="paragraph" style:parent-style-name="Standard">
      <style:paragraph-properties style:text-autospace="none" style:writing-mode="lr-tb">
        <style:tab-stops>
          <style:tab-stop style:position="9.502cm"/>
        </style:tab-stops>
      </style:paragraph-properties>
    </style:style>
    <style:style style:name="P24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5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6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/>
    </style:style>
    <style:style style:name="P27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T3" style:family="text"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4" style:family="text"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0pt" fo:language="fr" fo:country="FR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name="Arial"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0pt" fo:language="fr" fo:country="FR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12" style:family="text">
      <style:text-properties style:font-name="Arial"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2pt" fo:language="fr" fo:country="FR" style:font-name-asian="Arial" style:font-size-asian="12pt" style:font-name-complex="Arial" style:font-size-complex="12pt"/>
    </style:style>
    <style:style style:name="T16" style:family="text">
      <style:text-properties fo:font-size="12pt" fo:language="fr" fo:country="FR" style:font-name-asian="Times New Roman" style:font-size-asian="12pt" style:font-name-complex="Times New Roman" style:font-size-complex="12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lib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nomcom"/>
      </text:user-field-decls>
      <text:p text:style-name="P22"><text:s text:c="70"/>Perpignan, <text:span text:style-name="T14"><text:date style:data-style-name="N76" text:date-value="2012-07-17T14:44:11.62">17 juillet 2012</text:date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Direction des Politiques Sociales</text:p>
            <text:p text:style-name="P4">Cellule de Gestion de l'Allocation rSa</text:p>
            <text:p text:style-name="P4">25 Rue Petite la Monnaie</text:p>
            <text:p text:style-name="P4">66  <text:s/>000 PERPIGNAN</text:p>
            <text:p text:style-name="P26"><text:span text:style-name="T15">Suivi Par  <text:s/>: </text:span><text:span text:style-name="T16"><text:user-field-get text:name="dossierpcg66_user_nom_complet">dossierpcg66_user_nom_complet</text:user-field-get></text:span></text:p>
            <text:p text:style-name="P4">Tél : 04.68.854.854</text:p>
          </table:table-cell>
          <table:table-cell table:style-name="Tableau1.A1" office:value-type="string">
            <text:p text:style-name="P27"><text:user-field-get text:name="personne_qual">qual</text:user-field-get> <text:user-field-get text:name="personne_nom">nom</text:user-field-get> <text:user-field-get text:name="personne_prenom">prenom</text:user-field-get></text:p>
            <text:p text:style-name="P27"><text:user-field-get text:name="adresse_numvoie">numvoie</text:user-field-get> <text:user-field-get text:name="adresse_libtypevoie">typevoie</text:user-field-get> <text:user-field-get text:name="adresse_nomvoie">nomvoie</text:user-field-get></text:p>
            <text:p text:style-name="P27"><text:user-field-get text:name="adresse_complideadr">complideadr</text:user-field-get></text:p>
            <text:p text:style-name="P27"><text:user-field-get text:name="adresse_compladr">compladr</text:user-field-get></text:p>
            <text:p text:style-name="P28"><text:user-field-get text:name="adresse_codepos">codepos</text:user-field-get> <text:user-field-get text:name="adresse_nomcom">locaadr</text:user-field-get></text:p>
          </table:table-cell>
        </table:table-row>
      </table:table>
      <text:p text:style-name="P23"><text:span text:style-name="T3">Référence : </text:span><text:span text:style-name="T12"><text:user-field-get text:name="dossier_matricule">matricule</text:user-field-get></text:span></text:p>
      <text:p text:style-name="P13"/>
      <text:p text:style-name="P9">Objet : Nouvelle demande de rSa – Suite à radiation pour refus de contrôle</text:p>
      <text:p text:style-name="P14"/>
      <text:p text:style-name="P14"/>
      <text:p text:style-name="P1"><text:span text:style-name="T10"><text:user-field-get text:name="personne_qual">qual</text:user-field-get></text:span>,</text:p>
      <text:p text:style-name="P13"/>
      <text:p text:style-name="P1"/>
      <text:p text:style-name="P3">Par la présente, je vous informe qu’en application de l’article L 262-38 du Code de l’Action Sociale et des Familles, l’ouverture de votre droit au rSa est subordonnée à la signature préalable d’un Contrat d’Engagement Réciproque ou d'un Projet Personnalisé d’accès à l’Emploi (PPAE).</text:p>
      <text:p text:style-name="P15"/>
      <text:p text:style-name="P3">En effet, je vous rappelle que votre précédent droit rSa avait été radié pour refus de contrôle.</text:p>
      <text:p text:style-name="P15"/>
      <text:p text:style-name="P3">Néanmoins, votre demande de rSa pourrait être étudiée si vous signiez un Projet Personnalisé d’accès à l’Emploi (PPAE) ou un Contrat d’Engagement Réciproque (CER).</text:p>
      <text:p text:style-name="P15"/>
      <text:p text:style-name="P2">Par conséquent, vous devez vous rapprocher de la Cellule d'Instruction Spécifique (CIS) en prenant rendez-vous au <text:span text:style-name="T9">04 68 854 854</text:span>.</text:p>
      <text:p text:style-name="P4"><text:s text:c="10"/><text:span text:style-name="T1"><text:tab/></text:span></text:p>
      <text:p text:style-name="P8"><text:s/><text:tab/> Je vous prie d'agréer, <text:span text:style-name="T10"><text:user-field-get text:name="personne_qual">qual</text:user-field-get></text:span>, l’expression de mes sincères salutations.</text:p>
      <text:p text:style-name="P10"><text:s text:c="16"/></text:p>
      <text:p text:style-name="P10"/>
      <text:p text:style-name="P16"><text:span text:style-name="T5"><text:s/></text:span><text:span text:style-name="T6">Pour la Présidente du Conseil Général </text:span></text:p>
      <text:p text:style-name="P17">et Par Délégation</text:p>
      <text:p text:style-name="P19">Le Directeur des Politiques Sociales</text:p>
      <text:p text:style-name="P18"/>
      <text:p text:style-name="P8"/>
      <text:p text:style-name="P20"><text:span text:style-name="T4"><text:s text:c="91"/></text:span><text:span text:style-name="T6">Françoise ILLES</text:span>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001cm" fo:margin-bottom="1.501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2-07-17T14:44:11.58</dc:date>
    <meta:generator>LibreOffice/3.4$Win32 LibreOffice_project/340m1$Build-502</meta:generator>
    <meta:editing-duration>PT6H3M24S</meta:editing-duration>
    <meta:editing-cycles>10</meta:editing-cycles>
    <dc:creator>Florent DUBOIS</dc:creator>
    <meta:document-statistic meta:table-count="1" meta:image-count="0" meta:object-count="0" meta:page-count="1" meta:paragraph-count="27" meta:word-count="188" meta:character-count="1414" meta:non-whitespace-character-count="1052"/>
  </office:meta>
</office:document-meta>
</file>